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aiHeritagePro" svg:font-family="TaiHeritagePro"/>
    <style:font-face style:name="Courier New" svg:font-family="'Courier New'" style:font-family-generic="modern" style:font-pitch="fixed"/>
    <style:font-face style:name="NSimSun" svg:font-family="NSimSun" style:font-family-generic="modern" style:font-pitch="fixed"/>
    <style:font-face style:name="Tai Heritage Pro1" svg:font-family="'Tai Heritage Pro'" style:font-pitch="variable"/>
    <style:font-face style:name="Tai Heritage Pro" svg:font-family="'Tai Heritage Pro'" style:font-adornments="Regular" style:font-pitch="variable"/>
    <style:font-face style:name="Tai Heritage Pro:2001=2" svg:font-family="'Tai Heritage Pro:2001=2'" style:font-pitch="variable"/>
    <style:font-face style:name="Tai Heritage Pro:2002=1" svg:font-family="'Tai Heritage Pro:2002=1'" style:font-pitch="variable"/>
    <style:font-face style:name="Tai Heritage Pro:lcoa=1" svg:font-family="'Tai Heritage Pro:lcoa=1'" style:font-pitch="variable"/>
    <style:font-face style:name="Tai Heritage Pro:lcoa=1&amp;vowp=2" svg:font-family="'Tai Heritage Pro:lcoa=1&amp;vowp=2'" style:font-pitch="variable"/>
    <style:font-face style:name="Tai Heritage Pro:vowp=2" svg:font-family="'Tai Heritage Pro:vowp=2'"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4pt" style:font-size-asian="14pt" style:font-name-complex="Tai Heritage Pro1" style:font-size-complex="14pt"/>
    </style:style>
    <style:style style:name="P2" style:family="paragraph" style:parent-style-name="Text_20_body">
      <style:text-properties fo:font-size="14pt" style:font-size-asian="14pt" style:font-name-complex="Tai Heritage Pro:vowp=2" style:font-size-complex="14pt"/>
    </style:style>
    <style:style style:name="P3" style:family="paragraph" style:parent-style-name="Text_20_body">
      <style:text-properties style:font-name-complex="Tai Heritage Pro:vowp=2"/>
    </style:style>
    <style:style style:name="P4" style:family="paragraph" style:parent-style-name="Text_20_body">
      <style:text-properties style:font-name="Tai Heritage Pro:2001=2" style:font-name-complex="Tai Heritage Pro:vowp=2"/>
    </style:style>
    <style:style style:name="P5" style:family="paragraph" style:parent-style-name="Text_20_body">
      <style:text-properties style:font-name="Tai Heritage Pro:2001=2" fo:font-size="14pt" style:font-size-asian="14pt" style:font-name-complex="Tai Heritage Pro:vowp=2" style:font-size-complex="14pt"/>
    </style:style>
    <style:style style:name="P6" style:family="paragraph" style:parent-style-name="Text_20_body">
      <style:text-properties style:font-name="Tai Heritage Pro:2002=1" fo:font-size="14pt" style:font-size-asian="14pt" style:font-name-complex="Tai Heritage Pro:lcoa=1&amp;vowp=2" style:font-size-complex="14pt"/>
    </style:style>
    <style:style style:name="P7" style:family="paragraph" style:parent-style-name="Text_20_body">
      <style:text-properties fo:font-weight="bold" style:font-weight-asian="bold" style:font-name-complex="Tai Heritage Pro:vowp=2" style:font-weight-complex="bold"/>
    </style:style>
    <style:style style:name="P8" style:family="paragraph" style:parent-style-name="Text_20_body">
      <style:text-properties style:font-name-complex="Tai Heritage Pro1"/>
    </style:style>
    <style:style style:name="P9" style:family="paragraph" style:parent-style-name="Heading">
      <style:paragraph-properties fo:margin-top="0.1701in" fo:margin-bottom="0.2in" loext:contextual-spacing="false"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style:font-name="TaiHeritagePro" fo:font-size="12pt" style:font-name-asian="TaiHeritagePro" style:font-size-asian="12pt" style:font-name-complex="TaiHeritagePro" style:font-size-complex="12pt"/>
    </style:style>
    <style:style style:name="P11" style:family="paragraph" style:parent-style-name="Standard">
      <style:paragraph-properties fo:text-align="start" style:justify-single-word="false" style:text-autospace="none"/>
      <style:text-properties style:font-name="TaiHeritagePro" fo:font-size="12pt" style:font-name-asian="TaiHeritagePro" style:font-size-asian="12pt" style:font-name-complex="TaiHeritagePro" style:font-size-complex="12pt"/>
    </style:style>
    <style:style style:name="P12" style:family="paragraph" style:parent-style-name="Standard">
      <style:paragraph-properties fo:text-align="start" style:justify-single-word="false" style:text-autospace="none"/>
      <style:text-properties style:font-name="TaiHeritagePro" fo:font-size="12pt" fo:font-weight="bold" officeooo:paragraph-rsid="0003351b" style:font-name-asian="TaiHeritagePro" style:font-size-asian="12pt" style:font-weight-asian="bold" style:font-name-complex="TaiHeritagePro" style:font-size-complex="12pt" style:font-weight-complex="bold"/>
    </style:style>
    <style:style style:name="P13" style:family="paragraph" style:parent-style-name="Heading_20_2">
      <style:text-properties style:font-name="Tai Heritage Pro1" style:font-name-complex="Tai Heritage Pro1"/>
    </style:style>
    <style:style style:name="P14" style:family="paragraph" style:parent-style-name="Heading_20_4">
      <style:text-properties style:font-name="Tai Heritage Pro1" style:font-name-complex="Tai Heritage Pro1"/>
    </style:style>
    <style:style style:name="P15" style:family="paragraph" style:parent-style-name="Heading_20_5">
      <style:text-properties style:font-name="Tai Heritage Pro1" style:font-name-complex="Tai Heritage Pro1"/>
    </style:style>
    <style:style style:name="P16" style:family="paragraph" style:parent-style-name="Heading_20_1">
      <style:text-properties officeooo:rsid="0008554b" officeooo:paragraph-rsid="0008554b"/>
    </style:style>
    <style:style style:name="P17" style:family="paragraph" style:parent-style-name="Heading_20_3">
      <style:text-properties officeooo:paragraph-rsid="0003351b"/>
    </style:style>
    <style:style style:name="P18" style:family="paragraph" style:parent-style-name="Heading_20_3">
      <style:text-properties style:font-name="Tai Heritage Pro1" style:font-name-complex="Tai Heritage Pro1"/>
    </style:style>
    <style:style style:name="P19" style:family="paragraph" style:parent-style-name="Heading_20_3">
      <style:text-properties style:font-name="Tai Heritage Pro:lcoa=1" style:font-name-complex="Tai Heritage Pro:lcoa=1"/>
    </style:style>
    <style:style style:name="P20" style:family="paragraph" style:parent-style-name="Text_20_body">
      <style:text-properties officeooo:rsid="00094db4" officeooo:paragraph-rsid="00094db4"/>
    </style:style>
    <style:style style:name="P21" style:family="paragraph" style:parent-style-name="Text_20_body">
      <style:paragraph-properties fo:margin-top="0in" fo:margin-bottom="0in" loext:contextual-spacing="false" fo:line-height="0.4402in" style:writing-mode="lr-tb"/>
      <style:text-properties fo:font-size="14pt" style:font-size-asian="14pt" style:font-name-complex="Tai Heritage Pro:lcoa=1" style:font-size-complex="14pt"/>
    </style:style>
    <style:style style:name="P22" style:family="paragraph" style:parent-style-name="Text_20_body">
      <style:paragraph-properties fo:margin-top="0in" fo:margin-bottom="0in" loext:contextual-spacing="false" fo:line-height="0.4799in" style:writing-mode="lr-tb"/>
      <style:text-properties fo:font-size="14pt" style:font-size-asian="14pt" style:font-name-complex="Tai Heritage Pro:lcoa=1" style:font-size-complex="14pt"/>
    </style:style>
    <style:style style:name="T1" style:family="text">
      <style:text-properties style:font-name="Tai Heritage Pro:2002=1" style:font-name-complex="Tai Heritage Pro:lcoa=1"/>
    </style:style>
    <style:style style:name="T2" style:family="text">
      <style:text-properties style:font-name-complex="Tai Heritage Pro:2002=1"/>
    </style:style>
    <style:style style:name="T3" style:family="text">
      <style:text-properties style:font-name-complex="Tai Heritage Pro:lcoa=1&amp;vowp=2"/>
    </style:style>
    <style:style style:name="T4" style:family="text">
      <style:text-properties fo:font-weight="bold" style:font-weight-asian="bold" style:font-name-complex="Tai Heritage Pro:vowp=2" style:font-weight-complex="bold"/>
    </style:style>
    <style:style style:name="T5" style:family="text">
      <style:text-properties fo:language="tr" fo:country="TR"/>
    </style:style>
    <style:style style:name="T6" style:family="text">
      <style:text-properties style:font-name="Tai Heritage Pro1" officeooo:rsid="000e93e9" style:font-name-complex="Tai Heritage Pro1"/>
    </style:style>
    <style:style style:name="T7" style:family="text">
      <style:text-properties style:font-name="Tai Heritage Pro1" officeooo:rsid="0003351b" style:font-name-complex="Tai Heritage Pro1"/>
    </style:style>
    <style:style style:name="T8" style:family="text">
      <style:text-properties officeooo:rsid="0003351b"/>
    </style:style>
    <style:style style:name="T9" style:family="text">
      <style:text-properties fo:font-size="14pt" style:font-size-asian="14pt" style:font-name-complex="Tai Heritage Pro1" style:font-size-complex="14pt"/>
    </style:style>
    <style:style style:name="T10" style:family="text">
      <style:text-properties style:font-name="Tai Heritage Pro1" style:font-name-complex="Tai Heritage Pro1"/>
    </style:style>
    <style:style style:name="T11" style:family="text">
      <style:text-properties style:font-name="Tai Heritage Pro1" officeooo:rsid="0003351b" style:font-name-complex="Tai Heritage Pro1"/>
    </style:style>
    <style:style style:name="T12" style:family="text">
      <style:text-properties style:font-name="Tai Heritage Pro:lcoa=1" style:font-name-complex="Tai Heritage Pro:lcoa=1"/>
    </style:style>
    <style:style style:name="T13" style:family="text">
      <style:text-properties style:font-name-complex="Tai Heritage Pro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ai Heritage Pro Collisions</text:p>
      <text:p text:style-name="Text_20_body">This document describes the various situations in which glyph collisions occur in the Tai Heritage Pro font. These cases are organized in outline form to facilitate mapping Graphite rules onto them.</text:p>
      <text:h text:style-name="Heading_20_1" text:outline-level="1">Any vowel position</text:h>
      <text:h text:style-name="Heading_20_2" text:outline-level="2">Left-side-vowel</text:h>
      <text:h text:style-name="Heading_20_2" text:outline-level="2">&lt;no left-side-vowel&gt;</text:h>
      <text:h text:style-name="Heading_20_3" text:outline-level="3">V-consonants + Vowel-UA</text:h>
      <text:p text:style-name="Text_20_body"><text:span text:style-name="T9">ꪚꪺ ꪛꪺ꪿ ꪜꪺ꫁</text:span></text:p>
      <text:h text:style-name="Heading_20_3" text:outline-level="3">High NGO + Vowel-UE</text:h>
      <text:p text:style-name="P8"/>
      <text:p text:style-name="P8">ꪉꪳ ꪉꪳ꪿ ꪉꪳ꫁</text:p>
      <text:h text:style-name="Heading_20_3" text:outline-level="3">Vowel AAB6</text:h>
      <text:p text:style-name="P20">Note: these sequences occur only across syllables (i.e. in multisyllable words, or text with no word spacing).</text:p>
      <text:p text:style-name="P10">ꪀꪶ <text:s/><text:span text:style-name="T5">ꪌꪶ <text:s/>ꪄꪶꪮ <text:s text:c="2"/>ꪏꪶꪮ</text:span></text:p>
      <text:h text:style-name="Heading_20_3" text:outline-level="3">Right-side consonants + Vowel-AUE = AABB</text:h>
      <text:p text:style-name="P20">Note: these sequences occur only across syllables (i.e. in multisyllable words, or text with no word spacing).</text:p>
      <text:p text:style-name="P11">ꪂꪻꪮ ꪄꪻꪮ ꪊꪻꪮ ꪊꪻꪮ ꪌꪻꪮ</text:p>
      <text:h text:style-name="Heading_20_3" text:outline-level="3">Vowel AABC</text:h>
      <text:p text:style-name="P20">Note: these sequences occur only across syllables (i.e. in multisyllable words, or text with no word spacing).</text:p>
      <text:p text:style-name="P11">ꪜꪼ <text:s/>ꪤꪼ <text:s/>ꪛꪼꪮ <text:s/>ꪝꪼ</text:p>
      <text:h text:style-name="Heading_20_3" text:outline-level="3">Consonant -HighLo = AAA9</text:h>
      <text:p text:style-name="P11">ꪩꪁ <text:s/>ꪩ꪿ꪅ</text:p>
      <text:h text:style-name="P17" text:outline-level="3"><text:span text:style-name="T8">Short right tail </text:span><text:span text:style-name="T10">AA9A ꪚ, AAA5 ꪥ, AA99 ꪙ, AAA3 ꪣ, (AABD ꪽ) </text:span><text:span text:style-name="T7">+ w-like <text:s/>AA9B ꪛ, AA9D ꪝ, AA9F ꪟ, AAA1 ꪡ (bold only)</text:span></text:h>
      <text:p text:style-name="P12"><text:span text:style-name="T6">ꪣ</text:span>ꪛ <text:span text:style-name="T6">ꪣꪡ </text:span><text:span text:style-name="T7">ꪙ</text:span><text:span text:style-name="T6">ꪡ </text:span><text:span text:style-name="T7">ꪙ</text:span><text:span text:style-name="T8">ꪛ ꪥ</text:span><text:span text:style-name="T6">ꪡ </text:span><text:span text:style-name="T7">ꪚ</text:span><text:span text:style-name="T8">ꪛ ꪙꪛ <text:s/>ꪽꪡ (</text:span><text:span text:style-name="T7">ꪙ</text:span><text:span text:style-name="T8">ꪟ ??)</text:span></text:p>
      <text:h text:style-name="Heading_20_2" text:outline-level="2">Bold tweaks</text:h>
      <text:h text:style-name="Heading_20_1" text:outline-level="1">Vowel-over-initial position</text:h>
      <text:p text:style-name="Text_20_body">Includes case where vowel-over-final feature is turned on but has no effect (eg, left-side-vowel).</text:p>
      <text:h text:style-name="Heading_20_2" text:outline-level="2">Initial <text:span text:style-name="T10">AA8A-unrotated ꪊ</text:span></text:h>
      <text:h text:style-name="Heading_20_3" text:outline-level="3">Upper-vowel mark</text:h>
      <text:h text:style-name="Heading_20_2" text:outline-level="2">Initial AAB6-dwarf</text:h>
      <text:h text:style-name="Heading_20_3" text:outline-level="3">High-NGO final= <text:span text:style-name="T10">AA89 ꪉ</text:span></text:h>
      <text:h text:style-name="Heading_20_2" text:outline-level="2">High-NGO initial = <text:span text:style-name="T10">AA89 ꪉ</text:span></text:h>
      <text:h text:style-name="Heading_20_3" text:outline-level="3">Vowel-AY = <text:span text:style-name="T13">ꪼ</text:span></text:h>
      <text:h text:style-name="P13" text:outline-level="2">AA9E ꪞ</text:h>
      <text:h text:style-name="Heading_20_2" text:outline-level="2">&lt;other-consonants&gt;</text:h>
      <text:h text:style-name="Heading_20_3" text:outline-level="3">Vowel-O = <text:span text:style-name="T10">AAB6 ꪶ</text:span></text:h>
      <text:h text:style-name="P13" text:outline-level="2">AA8A + AA8A <text:s/>ꪊꪊ</text:h>
      <text:h text:style-name="P19" text:outline-level="3">AA8A-Rotated &amp; AA8A-Rotated ꪊꪊ</text:h>
      <text:p text:style-name="P21">ꪊꪊꪲ </text:p>
      <text:h text:style-name="Heading_20_4" text:outline-level="4">AA8A-Rotated &amp; AA8A-Rdwarf</text:h>
      <text:p text:style-name="P22">ꪊꪊꪲ꪿</text:p>
      <text:h text:style-name="P18" text:outline-level="3">AA8A-Unrotated &amp; AA8A-Unrotated ꪊꪊ</text:h>
      <text:h text:style-name="Heading_20_4" text:outline-level="4">Tone marks</text:h>
      <text:p text:style-name="P1">ꪊꪊꪲ꪿</text:p>
      <text:h text:style-name="Heading_20_1" text:outline-level="1">Vowel-over-final position</text:h>
      <text:h text:style-name="Heading_20_2" text:outline-level="2">Long-right-tail + diacritic</text:h>
      <text:p text:style-name="Text_20_body">LongRightTail1 = <text:span text:style-name="T12">AA8A_Rotated ꪊ, AA8C ꪌ, AA8D ꪍ, AA9E ꪞ</text:span></text:p>
      <text:p text:style-name="Text_20_body">LongRightTail2 = <text:span text:style-name="T10">AA8A_Unrotated ꪊ, AA8F ꪏ, AAA1 ꪡ</text:span></text:p>
      <text:p text:style-name="Text_20_body">LongRightTail3 = <text:span text:style-name="T10">AA9C ꪜ, AAA4 ꪤ</text:span></text:p>
      <text:p text:style-name="Text_20_body">Tone marks: <text:span text:style-name="T10">AABF <text:s/>꪿, AAC1 <text:s/>꫁</text:span></text:p>
      <text:p text:style-name="Text_20_body">Lower-vowel-U = <text:span text:style-name="T10">AAB4 <text:s text:c="2"/>ꪴ</text:span></text:p>
      <text:h text:style-name="P18" text:outline-level="3">AA89-dwarf <text:s/>ꪉ</text:h>
      <text:h text:style-name="Heading_20_4" text:outline-level="4">No upper vowel mark</text:h>
      <text:p text:style-name="P3">ꪡ꫁ꪉ ꪌꪴ꫁ꪉ </text:p>
      <text:h text:style-name="Heading_20_5" text:outline-level="5">Mai-ek</text:h>
      <text:p text:style-name="P4">ꪌꪴ꪿ꪉ ꪏ꪿ꪉ ꪤ꪿ꪉ</text:p>
      <text:h text:style-name="Heading_20_5" text:outline-level="5">Mai-tho</text:h>
      <text:p text:style-name="P4">ꪞꪴ꫁ꪉ ꪡ꫁ꪉ ꪤꪴ꫁ꪉ</text:p>
      <text:h text:style-name="Heading_20_4" text:outline-level="4">Upper vowel marks</text:h>
      <text:h text:style-name="Heading_20_5" text:outline-level="5">Vowel-mai-kang = <text:span text:style-name="T10">AAB0 <text:s text:c="3"/>ꪰ</text:span></text:h>
      <text:h text:style-name="Heading_20_5" text:outline-level="5">Vowel-I = <text:span text:style-name="T10">AAB2 <text:s text:c="3"/>ꪲ</text:span></text:h>
      <text:p text:style-name="P3">ꪏꪲ꪿ꪉ <text:s/>ꪤꪲ꪿ꪉ </text:p>
      <text:h text:style-name="Heading_20_5" text:outline-level="5">Vowel-UE = <text:span text:style-name="T10">AAB3 <text:s text:c="3"/>ꪳ</text:span></text:h>
      <text:p text:style-name="P3">ꪤꪳꪉ <text:span text:style-name="T3">ꪊꪳꪉ</text:span></text:p>
      <text:h text:style-name="Heading_20_5" text:outline-level="5">Vowel-mai-khit = <text:span text:style-name="T10">AAB7 <text:s text:c="3"/>ꪷ</text:span></text:h>
      <text:p text:style-name="P3">ꪜꪷ꪿ꪉ</text:p>
      <text:h text:style-name="Heading_20_5" text:outline-level="5">Vowel-IA = <text:span text:style-name="T10">AAB8 <text:s text:c="3"/>ꪸ</text:span></text:h>
      <text:h text:style-name="Heading_20_5" text:outline-level="5">Vowel-AM = <text:span text:style-name="T10">AABE <text:s text:c="3"/>ꪾ</text:span></text:h>
      <text:h text:style-name="Heading_20_5" text:outline-level="5">Any/other vowel mark #9</text:h>
      <text:p text:style-name="Text_20_body"/>
      <text:h text:style-name="Heading_20_6" text:outline-level="6">Mai-ek</text:h>
      <text:p text:style-name="P5">ꪏꪲꪉ ꪜꪷ꪿ꪉ</text:p>
      <text:h text:style-name="Heading_20_6" text:outline-level="6">Mai-tho</text:h>
      <text:p text:style-name="P2">ꪤꪲ꫁ꪉ</text:p>
      <text:h text:style-name="Heading_20_4" text:outline-level="4">Left-side-vowel</text:h>
      <text:h text:style-name="P15" text:outline-level="5">Vowel-E = AAB5 ꪵ</text:h>
      <text:h text:style-name="P15" text:outline-level="5">Vowel-O = AAB6 ꪶ</text:h>
      <text:h text:style-name="P15" text:outline-level="5">Vowel-UAE = AAB9 <text:s/>ꪹ</text:h>
      <text:h text:style-name="P15" text:outline-level="5">Vowel-AUE = AABB <text:s/>ꪻ</text:h>
      <text:h text:style-name="P15" text:outline-level="5">Vowel-AY = AABC <text:s/>ꪼ</text:h>
      <text:h text:style-name="Heading_20_5" text:outline-level="5">Any/other left-side-vowel #9</text:h>
      <text:h text:style-name="Heading_20_3" text:outline-level="3">Short-narrow-consonant: <text:span text:style-name="T10">AA80 ꪀ, AA92 ꪒ, AAAB ꪫ</text:span></text:h>
      <text:h text:style-name="Heading_20_4" text:outline-level="4">No upper-vowel</text:h>
      <text:p text:style-name="P3">ꪏꪴ꫁ꪫ ꪊꪴ꫁ꪀ ꪊꪴ꫁</text:p>
      <text:h text:style-name="Heading_20_4" text:outline-level="4">Upper vowel marks</text:h>
      <text:h text:style-name="Heading_20_5" text:outline-level="5">Vowel-mai-kang</text:h>
      <text:h text:style-name="Heading_20_5" text:outline-level="5">Vowel-I = <text:span text:style-name="T10">AAB2 <text:s text:c="3"/>ꪲ</text:span></text:h>
      <text:p text:style-name="P3">ꪜꪲ꫁ꪫ ꪤꪲ꫁ꪫ </text:p>
      <text:h text:style-name="Heading_20_5" text:outline-level="5">Vowel-UE</text:h>
      <text:p text:style-name="P3">ꪡꪳ꪿ꪫ</text:p>
      <text:h text:style-name="Heading_20_5" text:outline-level="5">Vowel-mai-khit = <text:span text:style-name="T10">AAB7 <text:s text:c="3"/>ꪷ</text:span></text:h>
      <text:p text:style-name="P3">ꪡꪷ꪿ꪫ</text:p>
      <text:h text:style-name="Heading_20_5" text:outline-level="5">Vowel-IA = <text:span text:style-name="T10">AAB8 <text:s text:c="3"/>ꪸ</text:span></text:h>
      <text:p text:style-name="P3">ꪡꪸ꪿ꪫ</text:p>
      <text:h text:style-name="Heading_20_5" text:outline-level="5">Any/other #9</text:h>
      <text:h text:style-name="Heading_20_3" text:outline-level="3">Short-right-tail: <text:span text:style-name="T10">AA9A ꪚ, AAA5 ꪥ, AA99 ꪙ, AAA3 ꪣ, (AABD ꪽ)</text:span></text:h>
      <text:h text:style-name="Heading_20_4" text:outline-level="4">No upper-vowel</text:h>
      <text:h text:style-name="Heading_20_5" text:outline-level="5">Mai-ek</text:h>
      <text:h text:style-name="Heading_20_5" text:outline-level="5">Mai-tho</text:h>
      <text:p text:style-name="P6">ꪊ꫁ꪽ ꪢ꫁ꪙ ꪚ꫁ꪚ</text:p>
      <text:h text:style-name="Heading_20_4" text:outline-level="4">Upper vowel marks</text:h>
      <text:h text:style-name="Heading_20_5" text:outline-level="5">Vowel-mai-kang</text:h>
      <text:h text:style-name="Heading_20_5" text:outline-level="5">Vowel-I</text:h>
      <text:p text:style-name="P2">ꪜꪲꪥ ꪡꪲ꪿ꪥ ꪜꪲꪙ</text:p>
      <text:h text:style-name="Heading_20_5" text:outline-level="5">Vowel-UE = <text:span text:style-name="T10">AAB3 <text:s text:c="3"/>ꪳ</text:span></text:h>
      <text:p text:style-name="P2">ꪤꪳꪙ <text:s/>ꪊꪳ꫁ꪣ </text:p>
      <text:h text:style-name="Heading_20_5" text:outline-level="5">Mai-khit</text:h>
      <text:h text:style-name="Heading_20_5" text:outline-level="5">Vowel-IA</text:h>
      <text:h text:style-name="Heading_20_5" text:outline-level="5">Any/other #9</text:h>
      <text:h text:style-name="Heading_20_6" text:outline-level="6">Mai-ek</text:h>
      <text:h text:style-name="Heading_20_6" text:outline-level="6">Mai-tho</text:h>
      <text:h text:style-name="Heading_20_3" text:outline-level="3">High-vo = <text:span text:style-name="T10">AAAB ꪫ (narrow)</text:span></text:h>
      <text:h text:style-name="Heading_20_3" text:outline-level="3">Any/other consonant #9</text:h>
      <text:h text:style-name="Heading_20_4" text:outline-level="4">No upper-vowel</text:h>
      <text:h text:style-name="Heading_20_4" text:outline-level="4">Upper-vowel</text:h>
      <text:h text:style-name="Heading_20_5" text:outline-level="5">Any/other #9</text:h>
      <text:h text:style-name="Heading_20_3" text:outline-level="3">Vowels</text:h>
      <text:h text:style-name="Heading_20_4" text:outline-level="4">Tall central vowel: UA = <text:span text:style-name="T10">AABA ꪺ</text:span></text:h>
      <text:h text:style-name="Heading_20_5" text:outline-level="5">Mai-ek</text:h>
      <text:h text:style-name="Heading_20_5" text:outline-level="5">Mai-tho</text:h>
      <text:h text:style-name="Heading_20_4" text:outline-level="4">Low-O = <text:span text:style-name="T10">AAAE ꪮ</text:span></text:h>
      <text:p text:style-name="P3">ꪜ꫁ꪮ ꪊ꫁ꪮ ꪏ꫁ꪮ</text:p>
      <text:h text:style-name="Heading_20_4" text:outline-level="4">Vowel-AN = <text:span text:style-name="T10">AABD ꪽ</text:span></text:h>
      <text:p text:style-name="P3">ꪤ꫁ꪽ</text:p>
      <text:h text:style-name="Heading_20_4" text:outline-level="4">Vowel-AA = AAB1 ꪱ (very narrow)</text:h>
      <text:h text:style-name="P18" text:outline-level="3">AA8A + AA8A ꪊꪊ</text:h>
      <text:h text:style-name="Heading_20_4" text:outline-level="4">AA9A-Rotated + AA9A-Rotated</text:h>
      <text:h text:style-name="Heading_20_4" text:outline-level="4">AA9A-Unrotated + AA9A-Unrotated</text:h>
      <text:p text:style-name="Text_20_body"/>
      <text:h text:style-name="Heading_20_3" text:outline-level="3">No vowel (rare)</text:h>
      <text:h text:style-name="Heading_20_3" text:outline-level="3">Other #9</text:h>
      <text:h text:style-name="Heading_20_2" text:outline-level="2">Short-right-tail + diacritic</text:h>
      <text:h text:style-name="Heading_20_3" text:outline-level="3">Consonants</text:h>
      <text:h text:style-name="P14" text:outline-level="4">AA89 ꪉ</text:h>
      <text:p text:style-name="P3">ꪛꪷꪉ</text:p>
      <text:h text:style-name="P14" text:outline-level="4">AA9A ꪚ</text:h>
      <text:p text:style-name="P3">ꪛꪷꪚ</text:p>
      <text:h text:style-name="Heading_20_4" text:outline-level="4">short-right-tail-V</text:h>
      <text:h text:style-name="P15" text:outline-level="5">Vowel-U = AAB4 ꪴ</text:h>
      <text:h text:style-name="P15" text:outline-level="5">Vowel-UE = AAB3 ꪳ</text:h>
      <text:h text:style-name="P14" text:outline-level="4">Any/other final consonant #9</text:h>
      <text:h text:style-name="P15" text:outline-level="5">AAB7 <text:s text:c="3"/>ꪷ</text:h>
      <text:h text:style-name="P15" text:outline-level="5">AABE <text:s text:c="2"/>ꪾ</text:h>
      <text:h text:style-name="P18" text:outline-level="3">Vowels</text:h>
      <text:h text:style-name="P14" text:outline-level="4">Vowel-AA = AAB1 ꪱ</text:h>
      <text:h text:style-name="P14" text:outline-level="4">Vowel-UA = AABA ꪺ</text:h>
      <text:p text:style-name="P7">ꪄ꫁ꪺꪙ ꪠ꫁ꪺꪉ <text:s/>ꪚ꫁ꪺꪉ <text:s/>(bold)</text:p>
      <text:h text:style-name="Heading_20_2" text:outline-level="2">Final consonant + vowel-diacritic issues</text:h>
      <text:h text:style-name="P18" text:outline-level="3">AA89-dwarf <text:s/>ꪉ</text:h>
      <text:p text:style-name="P7">ꪀꪳꪉ (bold)</text:p>
      <text:h text:style-name="P18" text:outline-level="3">AAA5 <text:s/>ꪥ</text:h>
      <text:p text:style-name="Text_20_body"><text:s/><text:span text:style-name="T4">ꪀꪳꪥ <text:s/>(bold)</text:span></text:p>
      <text:h text:style-name="P16" text:outline-level="1">Multi-syllable collisions</text:h>
      <text:h text:style-name="Heading_20_1" text:outline-level="1">Inter-word collision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aiHeritagePro" svg:font-family="TaiHeritagePro"/>
    <style:font-face style:name="Courier New" svg:font-family="'Courier New'" style:font-family-generic="modern" style:font-pitch="fixed"/>
    <style:font-face style:name="NSimSun" svg:font-family="NSimSun" style:font-family-generic="modern" style:font-pitch="fixed"/>
    <style:font-face style:name="Tai Heritage Pro1" svg:font-family="'Tai Heritage Pro'" style:font-pitch="variable"/>
    <style:font-face style:name="Tai Heritage Pro" svg:font-family="'Tai Heritage Pro'" style:font-adornments="Regular" style:font-pitch="variable"/>
    <style:font-face style:name="Tai Heritage Pro:2001=2" svg:font-family="'Tai Heritage Pro:2001=2'" style:font-pitch="variable"/>
    <style:font-face style:name="Tai Heritage Pro:2002=1" svg:font-family="'Tai Heritage Pro:2002=1'" style:font-pitch="variable"/>
    <style:font-face style:name="Tai Heritage Pro:lcoa=1" svg:font-family="'Tai Heritage Pro:lcoa=1'" style:font-pitch="variable"/>
    <style:font-face style:name="Tai Heritage Pro:lcoa=1&amp;vowp=2" svg:font-family="'Tai Heritage Pro:lcoa=1&amp;vowp=2'" style:font-pitch="variable"/>
    <style:font-face style:name="Tai Heritage Pro:vowp=2" svg:font-family="'Tai Heritage Pro:vowp=2'"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3098in" fo:margin-bottom="0.0799in" loext:contextual-spacing="false" fo:padding="0.0402in" fo:border-left="none" fo:border-right="none" fo:border-top="0.26pt solid #000000" fo:border-bottom="none" style:shadow="none">
        <style:tab-stops/>
      </style:paragraph-properties>
      <style:text-properties fo:font-size="12pt" fo:font-weight="bold"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style:page-number="auto" fo:keep-with-next="auto"/>
      <style:text-properties fo:color="#800080"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0598in" fo:margin-bottom="0in" loext:contextual-spacing="false" style:page-number="auto" fo:keep-with-next="auto"/>
      <style:text-properties fo:color="#0000ff"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fo:keep-with-next="auto"/>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in" fo:margin-bottom="0in" loext:contextual-spacing="false" style:page-number="auto" fo:keep-with-next="auto"/>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in" fo:margin-bottom="0in" loext:contextual-spacing="false"/>
      <style:text-properties fo:font-size="10pt" fo:font-weight="bold" style:font-size-asian="75%" style:font-weight-asian="bold" style:font-size-complex="75%" style:font-weight-complex="bold"/>
    </style:style>
    <style:style style:name="Sample" style:family="paragraph" style:parent-style-name="Text_20_body">
      <style:text-properties style:font-name="Tai Heritage Pro" fo:font-family="'Tai Heritage Pro'" style:font-style-name="Regular" style:font-pitch="variable" fo:font-size="18pt"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55in" fo:text-indent="-0.3in" fo:margin-left="0.55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65in" fo:text-indent="-0.4in" fo:margin-left="0.65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5in" fo:margin-left="0.7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5in" fo:text-indent="-0.6in" fo:margin-left="0.85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95in" fo:text-indent="-0.7in" fo:margin-left="0.95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05in" fo:text-indent="-0.8in" fo:margin-left="1.05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15in" fo:text-indent="-0.9in" fo:margin-left="1.15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25in" fo:text-indent="-1in" fo:margin-left="1.25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35in" fo:text-indent="-1.1in" fo:margin-left="1.35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3T16:40:10.94</meta:creation-date>
    <dc:date>2017-05-30T07:13:26.240000000</dc:date>
    <meta:editing-duration>P1DT6H46M22S</meta:editing-duration>
    <meta:editing-cycles>84</meta:editing-cycles>
    <meta:generator>LibreOffice/5.3.3.2$Windows_X86_64 LibreOffice_project/3d9a8b4b4e538a85e0782bd6c2d430bafe583448</meta:generator>
    <meta:document-statistic meta:table-count="0" meta:image-count="0" meta:object-count="0" meta:page-count="1" meta:paragraph-count="150" meta:word-count="647" meta:character-count="3954" meta:non-whitespace-character-count="3285"/>
  </office:meta>
</office:document-meta>
</file>